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1714fc" officeooo:paragraph-rsid="001714fc" fo:background-color="#ffff00" style:font-size-asian="14pt" style:font-size-complex="14pt"/>
    </style:style>
    <style:style style:name="P2" style:family="paragraph" style:parent-style-name="Standard">
      <style:paragraph-properties style:writing-mode="lr-tb"/>
      <style:text-properties style:font-name="Liberation Serif" fo:font-size="14pt" officeooo:paragraph-rsid="001714fc" style:font-size-asian="14pt" style:font-size-complex="14pt"/>
    </style:style>
    <style:style style:name="P3" style:family="paragraph" style:parent-style-name="Standard">
      <style:paragraph-properties style:writing-mode="lr-tb"/>
      <style:text-properties style:font-name="Liberation Serif" fo:font-size="14pt" officeooo:rsid="001714fc" officeooo:paragraph-rsid="001714fc" fo:background-color="#ffff00" style:font-size-asian="14pt" style:font-size-complex="14pt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1714fc"/>
    </style:style>
    <style:style style:name="T4" style:family="text">
      <style:text-properties fo:font-size="13.5pt"/>
    </style:style>
    <style:style style:name="T5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7R_mcid1"/>Ejercicio 4 <text:bookmark text:name="page37R_mcid2"/><text:line-break/>1. Desde tu directorio personal, (/home/user_name), muestra la información <text:line-break/>en formato largo de los ficheros tty0 y tty9. Los ficheros se encuentra en el <text:line-break/>directorio <text:bookmark text:name="page37R_mcid3"/><text:line-break/>/dev. Hazlo con comodines con solo un comando. <text:bookmark text:name="page37R_mcid4"/><text:line-break/></text:p>
      <text:p text:style-name="P3">ls -l /deb/tty[0-9]</text:p>
      <text:p text:style-name="P2"/>
      <text:p text:style-name="P2">2. Muestra los ficheros del directorio /dev que empiezan por tty y después <text:line-break/>siguen con cualquier carácter.</text:p>
      <text:p text:style-name="P2"/>
      <text:p text:style-name="P3">ls -l /dev/tty*</text:p>
      <text:p text:style-name="P2"/>
      <text:p text:style-name="P2">3. Muestra los ficheros y directorios de tu directorio personal. Muestra el</text:p>
      <text:p text:style-name="P2">inodo y la información sobre qué tipo de fichero son.</text:p>
      <text:p text:style-name="P2"/>
      <text:p text:style-name="P3">ls -Fi</text:p>
      <text:p text:style-name="P2"/>
      <text:p text:style-name="P2">4. Muestra la información en formato largo de tu directorio personal.</text:p>
      <text:p text:style-name="P2"/>
      <text:p text:style-name="P3">ls -l</text:p>
      <text:p text:style-name="P2"/>
      <text:p text:style-name="P2">5. Muestra la misma información con la unidad de medida más grande.</text:p>
      <text:p text:style-name="Standard"/>
      <text:p text:style-name="P1">ls -l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7:42:27.417071098</meta:creation-date>
    <dc:date>2021-10-13T17:49:46.916210965</dc:date>
    <meta:editing-duration>PT7M1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109" meta:character-count="649" meta:non-whitespace-character-count="544"/>
  </office:meta>
</office:document-meta>
</file>